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223cm" svg:height="6.096cm" svg:x="7.223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11.287cm" svg:y="9.76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366cm" svg:y="12.81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128cm" svg:y="17.7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842cm" svg:y="22.46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3.413cm" svg:y1="6.08cm" svg:x2="19.669cm" svg:y2="10.271cm">
          <text:p/>
        </draw:line>
        <draw:line draw:style-name="gr5" draw:text-style-name="P1" draw:layer="layout" svg:x1="7.732cm" svg:y1="22.21cm" svg:x2="18.272cm" svg:y2="9.89cm">
          <text:p/>
        </draw:line>
        <draw:line draw:style-name="gr5" draw:text-style-name="P1" draw:layer="layout" svg:x1="7.732cm" svg:y1="22.211cm" svg:x2="6.715cm" svg:y2="6.969cm">
          <text:p/>
        </draw:line>
        <draw:frame draw:style-name="gr6" draw:layer="layout" svg:width="2.509cm" svg:height="0.962cm" draw:transform="rotate (-0.24923301718479) translate (3.141cm 4.81cm)">
          <draw:text-box>
            <text:p>Screen</text:p>
          </draw:text-box>
        </draw:frame>
        <draw:line draw:style-name="gr7" draw:text-style-name="P1" draw:layer="layout" svg:x1="6.715cm" svg:y1="6.969cm" svg:x2="18.018cm" svg:y2="9.8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4-26T12:17:02</meta:creation-date>
    <dc:date>2012-05-02T22:02:15</dc:date>
    <dc:creator>Etay Meiri</dc:creator>
    <meta:editing-duration>PT20M58S</meta:editing-duration>
    <meta:editing-cycles>4</meta:editing-cycles>
    <meta:generator>LibreOffice/3.4$Unix LibreOffice_project/340m1$Build-402</meta:generator>
    <meta:document-statistic meta:object-count="10"/>
  </office:meta>
</office:document-meta>
</file>